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40000037238D6811DFF29AF20.png" manifest:media-type="image/png"/>
  <manifest:file-entry manifest:full-path="Pictures/10000001000007410000028781A69F8C0EC3AF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fc0" officeooo:paragraph-rsid="0004cf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תמונה1" text:anchor-type="char" svg:x="1.162cm" svg:y="-0.974cm" svg:width="17cm" svg:height="5.923cm" draw:z-index="0"><draw:image xlink:href="Pictures/10000001000007410000028781A69F8C0EC3AF05.png" xlink:type="simple" xlink:show="embed" xlink:actuate="onLoad" draw:mime-type="image/png"/></draw:frame><text:s text:c="150"/></text:p>
      <text:p text:style-name="P1"/>
      <text:p text:style-name="P1"><draw:frame draw:style-name="fr1" draw:name="תמונה2" text:anchor-type="char" svg:width="17cm" svg:height="8.061cm" draw:z-index="1"><draw:image xlink:href="Pictures/10000001000007440000037238D6811DFF29AF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5T20:07:58.389000000</dc:date>
    <meta:editing-duration>PT4M27S</meta:editing-duration>
    <meta:editing-cycles>2</meta:editing-cycles>
    <meta:generator>LibreOffice/7.3.5.2$Windows_X86_64 LibreOffice_project/184fe81b8c8c30d8b5082578aee2fed2ea847c01</meta:generator>
    <meta:document-statistic meta:table-count="0" meta:image-count="2" meta:object-count="0" meta:page-count="1" meta:paragraph-count="1" meta:word-count="0" meta:character-count="150" meta:non-whitespace-character-count="0"/>
  </office:meta>
</office:document-meta>
</file>